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c7666" officeooo:paragraph-rsid="000c7666" style:font-size-asian="36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7666" officeooo:paragraph-rsid="000c766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4ca7" officeooo:paragraph-rsid="000e4ca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bold" officeooo:rsid="000e4ca7" officeooo:paragraph-rsid="000e4ca7" style:font-size-asian="14pt" style:font-weight-asian="bold" style:font-size-complex="14pt" style:font-weight-complex="bold"/>
    </style:style>
    <style:style style:name="T1" style:family="text">
      <style:text-properties officeooo:rsid="000e4ca7"/>
    </style:style>
    <style:style style:name="T2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rnal</text:p>
      <text:p text:style-name="P1"/>
      <text:p text:style-name="P2">My name is Conor Ward, I am a current BSHC Honors in computing student attending National College of Ireland heading into my final year of study. </text:p>
      <text:p text:style-name="P2">I have decided to take the advice of Eamon Nolan and record a journal to track my progress for my final year projec just ad Justin Mulhern did. </text:p>
      <text:p text:style-name="P2"/>
      <text:p text:style-name="P2">At the time of writing im 23 years old living in Bawnville Drive Tallaght with My Father, Mother, 3 <text:s/>brothers and 1 sister who I love very much.</text:p>
      <text:p text:style-name="P2"/>
      <text:p text:style-name="P2">My reasosns for doing this are the of the same goals that Justin wrote his journal.</text:p>
      <text:p text:style-name="P2"/>
      <text:p text:style-name="P2">1) I wish to stay Disiciplined throught out this process.</text:p>
      <text:p text:style-name="P2">2) To track my thoughts and mindset through out this journey.</text:p>
      <text:p text:style-name="P2"/>
      <text:p text:style-name="P2">My only rule is I make an entry into this journal <text:span text:style-name="T1">everytime I work on this project. </text:span></text:p>
      <text:p text:style-name="P2"/>
      <text:p text:style-name="P3">Like Justin I also wasnt a big coder but I have dabled in it and im not to bad at it my first goal is to come up with an idea. </text:p>
      <text:p text:style-name="P3"/>
      <text:p text:style-name="P4"/>
      <text:p text:style-name="P4">Monday 17<text:span text:style-name="T2">th</text:span> September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3:58:30.576995296</meta:creation-date>
    <dc:date>2018-09-17T14:15:00.836384437</dc:date>
    <meta:editing-duration>PT3M1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71" meta:character-count="874" meta:non-whitespace-character-count="708"/>
  </office:meta>
</office:document-meta>
</file>